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26f0"/>
    </style:style>
    <style:style style:name="P2" style:family="paragraph" style:parent-style-name="Standard">
      <style:text-properties officeooo:paragraph-rsid="000fadf9"/>
    </style:style>
    <style:style style:name="P3" style:family="paragraph" style:parent-style-name="Standard">
      <style:text-properties officeooo:paragraph-rsid="00119ab1"/>
    </style:style>
    <style:style style:name="P4" style:family="paragraph" style:parent-style-name="Standard">
      <style:text-properties officeooo:paragraph-rsid="00129da6"/>
    </style:style>
    <style:style style:name="P5" style:family="paragraph" style:parent-style-name="Standard">
      <style:text-properties fo:font-size="14pt" officeooo:rsid="00129da6" officeooo:paragraph-rsid="00129da6" style:font-size-asian="14pt" style:font-size-complex="14pt"/>
    </style:style>
    <style:style style:name="P6" style:family="paragraph" style:parent-style-name="Standard">
      <style:text-properties officeooo:paragraph-rsid="0013c46f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7pt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ext_20_body">
      <style:paragraph-properties style:writing-mode="lr-tb"/>
      <style:text-properties style:font-name="Segoe UI" fo:font-size="7pt"/>
    </style:style>
    <style:style style:name="T1" style:family="text">
      <style:text-properties fo:font-variant="normal" fo:text-transform="none" fo:color="#242424" loext:opacity="100%" style:font-name="Segoe UI" fo:font-size="7pt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egoe UI" fo:font-size="7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42424" loext:opacity="100%" style:font-name="Segoe UI" fo:font-size="7pt" fo:letter-spacing="normal" fo:font-style="normal" fo:font-weight="normal" officeooo:rsid="000fadf9" style:font-size-asian="14pt" style:font-size-complex="14pt"/>
    </style:style>
    <style:style style:name="T4" style:family="text">
      <style:text-properties fo:font-variant="normal" fo:text-transform="none" fo:color="#242424" loext:opacity="100%" style:font-name="Segoe UI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42424" loext:opacity="100%" style:font-name="Segoe UI" fo:font-size="14pt" fo:letter-spacing="normal" fo:font-style="normal" fo:font-weight="normal" officeooo:rsid="000fadf9" style:font-size-asian="14pt" style:font-size-complex="14pt"/>
    </style:style>
    <style:style style:name="T6" style:family="text">
      <style:text-properties style:font-name="Segoe UI" fo:font-size="14pt" style:font-size-asian="14pt" style:font-size-complex="14pt"/>
    </style:style>
    <style:style style:name="T7" style:family="text">
      <style:text-properties style:font-name="Segoe UI" fo:font-size="14pt" officeooo:rsid="000fadf9" style:font-size-asian="14pt" style:font-size-complex="14pt"/>
    </style:style>
    <style:style style:name="T8" style:family="text">
      <style:text-properties style:font-name="Segoe UI" fo:font-size="14pt" officeooo:rsid="0013c46f" style:font-size-asian="14pt" style:font-size-complex="14pt"/>
    </style:style>
    <style:style style:name="T9" style:family="text">
      <style:text-properties style:font-name="Segoe UI" fo:font-size="7pt"/>
    </style:style>
    <style:style style:name="T10" style:family="text">
      <style:text-properties officeooo:rsid="000e26f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e26f0" style:font-size-asian="14pt" style:font-size-complex="14pt"/>
    </style:style>
    <style:style style:name="T13" style:family="text">
      <style:text-properties fo:font-size="14pt" officeooo:rsid="000fadf9" style:font-size-asian="14pt" style:font-size-complex="14pt"/>
    </style:style>
    <style:style style:name="T14" style:family="text">
      <style:text-properties fo:font-size="14pt" officeooo:rsid="0013c46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1 </text:span><text:span text:style-name="T12"><text:s/></text:span><text:span text:style-name="T4">SELECT custid, fname,dob FROM customer ORDER BY EXTRACT(year FROM dob), fname ASC;</text:span><text:span text:style-name="T11"> </text:span></text:p>
      <text:p text:style-name="P1"><text:span text:style-name="T11"/></text:p>
      <text:p text:style-name="P1"><text:span text:style-name="T12">2 </text:span><text:span text:style-name="T4">SELECT custid, fname, IF(mname IS NOT NULL, mname, ltname)</text:span><text:span text:style-name="T11"><text:line-break/> <text:s text:c="9"/></text:span><text:span text:style-name="T4">AS Cust_Name FROM customer;</text:span><text:span text:style-name="T11"> </text:span></text:p>
      <text:p text:style-name="P1"><text:span text:style-name="T11"/></text:p>
      <text:p text:style-name="P2"><text:span text:style-name="T13">3 </text:span><text:span text:style-name="T4">SELECT account.acnumber, customer.custid, customer.fname, customer.ltname, account.aod FROM account INNER JOIN customer ON account.custid = customer.custid;</text:span><text:span text:style-name="T11"> </text:span></text:p>
      <text:p text:style-name="P2"><text:span text:style-name="T13"/></text:p>
      <text:p text:style-name="P3"><text:span text:style-name="T13">4 </text:span><text:span text:style-name="T5">select count(*) as Cust_Count from customer where city='delhi';</text:span><text:span text:style-name="T13"> </text:span></text:p>
      <text:p text:style-name="P3"><text:span text:style-name="T13"/></text:p>
      <text:p text:style-name="P4"><text:span text:style-name="T7">5 </text:span><text:span text:style-name="T5">SELECT account.custid, customer.fname, account.acnumber FROM account, customer WHERE account.custid = customer.custid AND day(aod) &gt; 15;</text:span><text:span text:style-name="T13"> </text:span></text:p>
      <text:p text:style-name="P5"/>
      <text:p text:style-name="P6"><text:span text:style-name="T14">6 </text:span><text:span text:style-name="T4">select custid,fname,ltnamefrom customerwhere custid=( select custidfrom loan group by custid having sum(loan_amount)=( select max(mt)from ( select custid,sum(loan_amount) mtfrom loan group by custid having count(*)&gt;1) temp)</text:span><text:span text:style-name="T6"><text:line-break/></text:span><text:span text:style-name="T4">);</text:span><text:span text:style-name="T6"> </text:span></text:p>
      <text:p text:style-name="P6"><text:span text:style-name="T6"/></text:p>
      <text:p text:style-name="P6"><text:span text:style-name="T8">7 </text:span><text:span text:style-name="T4">select distinct t.acnumber,d.tr_am as deposit,w.tr_am as withdrawal from trandetails t,</text:span><text:span text:style-name="T6"><text:line-break/></text:span><text:span text:style-name="T4">(select acnumber,sum(transaction_amount) as tr_am from trandetails where transaction_type="withdrawal" group by acnumber)w,</text:span><text:span text:style-name="T6"><text:line-break/></text:span><text:span text:style-name="T4">(select acnumber,sum(transaction_amount) as tr_am from trandetails where transaction_type="deposit" group by acnumber)d</text:span><text:span text:style-name="T6"><text:line-break/></text:span><text:span text:style-name="T4">where w.tr_am&gt;d.tr_am and w.acnumber=t.acnumber and t.acnumber=d.acnumber;</text:span><text:span text:style-name="T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6:37:46.986000000</meta:creation-date>
    <dc:date>2021-12-06T16:43:16.162000000</dc:date>
    <meta:editing-duration>PT5M27S</meta:editing-duration>
    <meta:editing-cycles>5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7" meta:word-count="134" meta:character-count="1187" meta:non-whitespace-character-count="1042"/>
  </office:meta>
</office:document-meta>
</file>